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SPINOZA PAUCARA, YURI LIZB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32111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62701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SPINOZA PAUCARA YURI LIZB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32111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HOQUE AROCUTIPA JHEFERSON JHOE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681478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1700</text:p>
          </table:table-cell>
          <table:table-cell table:style-name="Tableau1.D2" office:value-type="string">
            <text:p text:style-name="P8">43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3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907357</text:p>
          </table:table-cell>
          <table:table-cell table:style-name="Tabla2.D3" office:value-type="string">
            <text:p text:style-name="P23">43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1:27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